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1c1c1c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16cm" svg:x2="14cm" svg:y2="12.8cm">
          <text:p/>
        </draw:line>
        <draw:line draw:style-name="gr1" draw:text-style-name="P1" draw:layer="layout" svg:x1="6.5cm" svg:y1="12cm" svg:x2="14.5cm" svg:y2="16.5cm">
          <text:p/>
        </draw:line>
        <draw:custom-shape draw:style-name="gr2" draw:text-style-name="P1" draw:layer="layout" svg:width="0.2cm" svg:height="0.1cm" svg:x="12.7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2cm" svg:height="0.1cm" svg:x="7.4cm" svg:y="15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2cm" svg:height="0.099cm" svg:x="12.4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0.714cm" svg:height="0.725cm" svg:x="7cm" svg:y="14.8cm">
          <draw:text-box>
            <text:p><text:span text:style-name="T1">J</text:span></text:p>
          </draw:text-box>
        </draw:frame>
        <draw:frame draw:style-name="gr4" draw:text-style-name="P2" draw:layer="layout" svg:width="0.621cm" svg:height="0.725cm" svg:x="12.8cm" svg:y="15.001cm">
          <draw:text-box>
            <text:p><text:span text:style-name="T1">I</text:span></text:p>
          </draw:text-box>
        </draw:frame>
        <draw:frame draw:style-name="gr5" draw:text-style-name="P2" draw:layer="layout" svg:width="0.832cm" svg:height="0.725cm" svg:x="10.1cm" svg:y="13.501cm">
          <draw:text-box>
            <text:p><text:span text:style-name="T1">O</text:span></text:p>
          </draw:text-box>
        </draw:frame>
        <draw:frame draw:style-name="gr6" draw:text-style-name="P2" draw:layer="layout" svg:width="0.786cm" svg:height="0.725cm" svg:x="12cm" svg:y="12.801cm">
          <draw:text-box>
            <text:p><text:span text:style-name="T1">K</text:span></text:p>
          </draw:text-box>
        </draw:frame>
        <draw:rect draw:style-name="gr7" draw:text-style-name="P1" draw:layer="layout" svg:width="6.5cm" svg:height="6cm" svg:x="9cm" svg:y="19cm">
          <text:p/>
        </draw:rect>
        <draw:custom-shape draw:style-name="gr2" draw:text-style-name="P1" draw:layer="layout" svg:width="0.001cm" svg:height="0.5cm" svg:x="14.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5.9cm" svg:y="2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0.001cm" svg:y="20.1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1.001cm" svg:y="24.3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3.701cm" svg:y="19.8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3.701cm" svg:y="22.9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2" draw:layer="layout" svg:width="0.786cm" svg:height="0.725cm" svg:x="4.5cm" svg:y="23.914cm">
          <draw:text-box>
            <text:p><text:span text:style-name="T1">P</text:span></text:p>
          </draw:text-box>
        </draw:frame>
        <draw:frame draw:style-name="gr6" draw:text-style-name="P2" draw:layer="layout" svg:width="0.786cm" svg:height="0.725cm" svg:x="10.3cm" svg:y="19.515cm">
          <draw:text-box>
            <text:p><text:span text:style-name="T1">P</text:span></text:p>
          </draw:text-box>
        </draw:frame>
        <draw:frame draw:style-name="gr6" draw:text-style-name="P2" draw:layer="layout" svg:width="0.786cm" svg:height="0.725cm" svg:x="4.5cm" svg:y="23.915cm">
          <draw:text-box>
            <text:p><text:span text:style-name="T1">P</text:span></text:p>
          </draw:text-box>
        </draw:frame>
        <draw:frame draw:style-name="gr9" draw:text-style-name="P2" draw:layer="layout" svg:width="0.807cm" svg:height="0.725cm" svg:x="10.3cm" svg:y="23.915cm">
          <draw:text-box>
            <text:p><text:span text:style-name="T1">C</text:span></text:p>
          </draw:text-box>
        </draw:frame>
        <draw:frame draw:style-name="gr10" draw:text-style-name="P2" draw:layer="layout" svg:width="0.853cm" svg:height="0.725cm" svg:x="13.2cm" svg:y="22.415cm">
          <draw:text-box>
            <text:p><text:span text:style-name="T1">M</text:span></text:p>
          </draw:text-box>
        </draw:frame>
        <draw:frame draw:style-name="gr10" draw:text-style-name="P2" draw:layer="layout" svg:width="0.853cm" svg:height="0.725cm" svg:x="13.5cm" svg:y="19.115cm">
          <draw:text-box>
            <text:p><text:span text:style-name="T1">M</text:span></text:p>
          </draw:text-box>
        </draw:frame>
        <draw:custom-shape draw:style-name="gr11" draw:text-style-name="P1" draw:layer="layout" svg:width="0.2cm" svg:height="0.2cm" svg:x="2cm" svg:y="13.5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8167.164179104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2cm" svg:height="0.2cm" svg:x="4.8cm" svg:y="6.983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1cm" svg:y1="7.1cm" svg:x2="15.1cm" svg:y2="7.1cm">
          <text:p/>
        </draw:line>
        <draw:custom-shape draw:style-name="gr11" draw:text-style-name="P1" draw:layer="layout" svg:width="0.2cm" svg:height="0.2cm" svg:x="8.7cm" svg:y="4.883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0.807cm" svg:height="0.725cm" svg:x="4.5cm" svg:y="6.401cm">
          <draw:text-box>
            <text:p><text:span text:style-name="T1">H</text:span></text:p>
          </draw:text-box>
        </draw:frame>
        <draw:frame draw:style-name="gr9" draw:text-style-name="P2" draw:layer="layout" svg:width="0.807cm" svg:height="0.725cm" svg:x="8.5cm" svg:y="4.002cm">
          <draw:text-box>
            <text:p><text:span text:style-name="T1">A</text:span></text:p>
          </draw:text-box>
        </draw:frame>
        <draw:frame draw:style-name="gr6" draw:text-style-name="P2" draw:layer="layout" svg:width="1.086cm" svg:height="0.725cm" svg:x="12.601cm" svg:y="6.402cm">
          <draw:text-box>
            <text:p><text:span text:style-name="T1">(D)</text:span></text:p>
          </draw:text-box>
        </draw:frame>
        <draw:frame draw:style-name="gr12" draw:layer="layout" svg:width="0.502cm" svg:height="0.963cm" svg:x="14.5cm" svg:y="4.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50M18S</meta:editing-duration>
    <meta:editing-cycles>6</meta:editing-cycles>
    <meta:generator>OpenOffice/4.1.1$Win32 OpenOffice.org_project/411m6$Build-9775</meta:generator>
    <dc:date>2019-11-23T06:27:41.07</dc:date>
    <dc:creator>martin yawo</dc:creator>
    <meta:document-statistic meta:object-count="30"/>
  </office:meta>
</office:document-meta>
</file>